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635cm" fo:margin-right="0cm" fo:margin-top="0cm" fo:margin-bottom="0cm" loext:contextual-spacing="false" style:line-height-at-least="0cm" fo:text-align="center" style:justify-single-word="false" fo:text-indent="0cm" style:auto-text-indent="false" style:page-number="auto"/>
      <style:text-properties fo:color="#000000" style:font-name="arial" fo:font-size="12pt" fo:font-weight="normal" officeooo:rsid="000ef46d" officeooo:paragraph-rsid="0010ba5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13pt" fo:font-weight="normal" officeooo:rsid="000ef46d" officeooo:paragraph-rsid="00124b6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3pt" officeooo:paragraph-rsid="00124b6a" style:font-size-asian="13pt" style:font-name-complex="Arial1" style:font-size-complex="13pt"/>
    </style:style>
    <style:style style:name="P4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font-size="13pt" officeooo:paragraph-rsid="00124b6a" style:font-size-asian="13pt" style:font-size-complex="13pt"/>
    </style:style>
    <style:style style:name="P5" style:family="paragraph" style:parent-style-name="Standard" style:master-page-name="Standard">
      <style:paragraph-properties fo:margin-left="0.635cm" fo:margin-right="0cm" fo:margin-top="0cm" fo:margin-bottom="0cm" loext:contextual-spacing="false" style:line-height-at-least="0cm" fo:text-align="center" style:justify-single-word="false" fo:text-indent="0cm" style:auto-text-indent="false" style:page-number="auto"/>
      <style:text-properties fo:color="#000000" style:font-name="arial" fo:font-size="12pt" fo:font-weight="normal" officeooo:rsid="000ef46d" officeooo:paragraph-rsid="00124b6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pt" officeooo:paragraph-rsid="00124b6a" style:font-size-asian="13pt" style:font-name-complex="Arial1" style:font-size-complex="13pt"/>
    </style:style>
    <style:style style:name="T1" style:family="text">
      <style:text-properties fo:font-size="20pt" officeooo:rsid="0010ba54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0ba54"/>
    </style:style>
    <style:style style:name="T5" style:family="text">
      <style:text-properties fo:font-size="18pt" officeooo:rsid="0010ba54" style:font-size-asian="18pt" style:font-size-complex="18pt"/>
    </style:style>
    <style:style style:name="T6" style:family="text">
      <style:text-properties style:font-name="Arial" fo:font-size="14pt" style:font-size-asian="14pt" style:font-name-complex="Arial1" style:font-size-complex="14pt"/>
    </style:style>
    <style:style style:name="T7" style:family="text">
      <style:text-properties style:font-name="Arial" fo:font-size="14pt" officeooo:rsid="0010ba54" style:font-size-asian="14pt" style:font-name-complex="Arial1" style:font-size-complex="14pt"/>
    </style:style>
    <style:style style:name="T8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9" style:family="text">
      <style:text-properties style:font-name="Arial" style:font-name-complex="Arial1"/>
    </style:style>
    <style:style style:name="T10" style:family="text">
      <style:text-properties style:font-name="Arial" officeooo:rsid="0010ba54" style:font-name-complex="Arial1"/>
    </style:style>
    <style:style style:name="T11" style:family="text">
      <style:text-properties style:font-name="Arial" fo:font-weight="bold" style:font-weight-asian="bold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 Noivo Vem<text:tab/><text:tab/></text:span>Gislaine e Mylena<text:tab/><text:span text:style-name="T1">[ <text:s text:c="2"/>]</text:span></text:p>
      <text:p text:style-name="P4"><text:span text:style-name="T9">Você está vendo sinais acontecendo</text:span></text:p>
      <text:p text:style-name="P4"><text:span text:style-name="T9">E a cada vez isso está crescendo</text:span></text:p>
      <text:p text:style-name="P4"><text:span text:style-name="T9">Fomes, terremotos, guerras, maremotos</text:span></text:p>
      <text:p text:style-name="P4"><text:span text:style-name="T9">São os sinais do arrebatamento</text:span></text:p>
      <text:p text:style-name="P3"/>
      <text:p text:style-name="P4"><text:span text:style-name="T9">Estão dizendo que Jesus não vem buscar a igreja</text:span></text:p>
      <text:p text:style-name="P4"><text:span text:style-name="T9">Mas isso já foi dito a muito tempo atrás</text:span></text:p>
      <text:p text:style-name="P4"><text:span text:style-name="T9">O conformismo está aumentando</text:span></text:p>
      <text:p text:style-name="P4"><text:span text:style-name="T9">Quem era servo está desanimando</text:span></text:p>
      <text:p text:style-name="P6"/>
      <text:p text:style-name="P4"><text:span text:style-name="T9">Não é tempo de retroceder</text:span></text:p>
      <text:p text:style-name="P4"><text:span text:style-name="T9">Jesus está vindo aí, é tempo de se converter</text:span></text:p>
      <text:p text:style-name="P4"><text:span text:style-name="T9">Pregue o evangelho, fale da cruz</text:span></text:p>
      <text:p text:style-name="P4"><text:span text:style-name="T9">O Noivo está chegando, fale de Jesus</text:span></text:p>
      <text:p text:style-name="P6"/>
      <text:p text:style-name="P4"><text:span text:style-name="T11">*** </text:span><text:span text:style-name="T9">Está na bíblia, abra a bíblia</text:span></text:p>
      <text:p text:style-name="P4"><text:span text:style-name="T9">Estude a bíblia, pregue a verdade</text:span></text:p>
      <text:p text:style-name="P4"><text:span text:style-name="T9">Não se contamine, viva em santidade</text:span></text:p>
      <text:p text:style-name="P4"><text:span text:style-name="T9">Doa a quem doer não se cale</text:span></text:p>
      <text:p text:style-name="P4"><text:span text:style-name="T9">Jesus pode voltar, prepare-se</text:span></text:p>
      <text:p text:style-name="P4"><text:span text:style-name="T9">O céu é uma grande realidade</text:span></text:p>
      <text:p text:style-name="P4"><text:span text:style-name="T9">Prepare-se, amanhã pode ser tarde</text:span></text:p>
      <text:p text:style-name="P4"><text:span text:style-name="T9">Quando o céu se abrir eu quero subir</text:span></text:p>
      <text:p text:style-name="P4"><text:span text:style-name="T9">Eu quero subir</text:span></text:p>
      <text:p text:style-name="P6"/>
      <text:p text:style-name="P4"><text:span text:style-name="T9">Eu vou me santificar</text:span></text:p>
      <text:p text:style-name="P4"><text:span text:style-name="T9">Minhas vestes alvas têm que estar</text:span></text:p>
      <text:p text:style-name="P4"><text:span text:style-name="T9">Posso sofrer, mas não vou perder a minha coroa 2x</text:span></text:p>
      <text:p text:style-name="P6"/>
      <text:p text:style-name="P4"><text:span text:style-name="T9">À meia noite ouviu-se um clamor</text:span></text:p>
      <text:p text:style-name="P4"><text:span text:style-name="T9">O Noivo veio ao encontro da noiva</text:span></text:p>
      <text:p text:style-name="P4"><text:span text:style-name="T9">Ele é mais brilhante que o sol</text:span></text:p>
      <text:p text:style-name="P4"><text:span text:style-name="T9">E Suas vestes são de linho puro</text:span></text:p>
      <text:p text:style-name="P4"><text:span text:style-name="T9">O tempo passou e a promessa continua</text:span></text:p>
      <text:p text:style-name="P2"><text:span text:style-name="T10">Ele vem, o Noivo vem 3x</text:span></text:p>
      <text:p text:style-name="P2"><text:span text:style-name="T10"/></text:p>
      <text:p text:style-name="P5"><text:span text:style-name="T2">O Noivo Vem<text:tab/><text:tab/></text:span>Gislaine e Mylena<text:tab/><text:span text:style-name="T1">[ <text:s text:c="2"/>]</text:span></text:p>
      <text:p text:style-name="P4"><text:span text:style-name="T9">Você está vendo sinais acontecendo</text:span></text:p>
      <text:p text:style-name="P4"><text:span text:style-name="T9">E a cada vez isso está crescendo</text:span></text:p>
      <text:p text:style-name="P4"><text:span text:style-name="T9">Fomes, terremotos, guerras, maremotos</text:span></text:p>
      <text:p text:style-name="P4"><text:span text:style-name="T9">São os sinais do arrebatamento</text:span></text:p>
      <text:p text:style-name="P3"/>
      <text:p text:style-name="P4"><text:span text:style-name="T9">Estão dizendo que Jesus não vem buscar a igreja</text:span></text:p>
      <text:p text:style-name="P4"><text:span text:style-name="T9">Mas isso já foi dito a muito tempo atrás</text:span></text:p>
      <text:p text:style-name="P4"><text:span text:style-name="T9">O conformismo está aumentando</text:span></text:p>
      <text:p text:style-name="P4"><text:span text:style-name="T9">Quem era servo está desanimando</text:span></text:p>
      <text:p text:style-name="P6"/>
      <text:p text:style-name="P4"><text:span text:style-name="T9">Não é tempo de retroceder</text:span></text:p>
      <text:p text:style-name="P4"><text:span text:style-name="T9">Jesus está vindo aí, é tempo de se converter</text:span></text:p>
      <text:p text:style-name="P4"><text:span text:style-name="T9">Pregue o evangelho, fale da cruz</text:span></text:p>
      <text:p text:style-name="P4"><text:span text:style-name="T9">O Noivo está chegando, fale de Jesus</text:span></text:p>
      <text:p text:style-name="P6"/>
      <text:p text:style-name="P4"><text:span text:style-name="T11">*** </text:span><text:span text:style-name="T9">Está na bíblia, abra a bíblia</text:span></text:p>
      <text:p text:style-name="P4"><text:span text:style-name="T9">Estude a bíblia, pregue a verdade</text:span></text:p>
      <text:p text:style-name="P4"><text:span text:style-name="T9">Não se contamine, viva em santidade</text:span></text:p>
      <text:p text:style-name="P4"><text:span text:style-name="T9">Doa a quem doer não se cale</text:span></text:p>
      <text:p text:style-name="P4"><text:span text:style-name="T9">Jesus pode voltar, prepare-se</text:span></text:p>
      <text:p text:style-name="P4"><text:span text:style-name="T9">O céu é uma grande realidade</text:span></text:p>
      <text:p text:style-name="P4"><text:span text:style-name="T9">Prepare-se, amanhã pode ser tarde</text:span></text:p>
      <text:p text:style-name="P4"><text:span text:style-name="T9">Quando o céu se abrir eu quero subir</text:span></text:p>
      <text:p text:style-name="P4"><text:span text:style-name="T9">Eu quero subir</text:span></text:p>
      <text:p text:style-name="P6"/>
      <text:p text:style-name="P4"><text:span text:style-name="T9">Eu vou me santificar</text:span></text:p>
      <text:p text:style-name="P4"><text:span text:style-name="T9">Minhas vestes alvas têm que estar</text:span></text:p>
      <text:p text:style-name="P4"><text:span text:style-name="T9">Posso sofrer, mas não vou perder a minha coroa 2x</text:span></text:p>
      <text:p text:style-name="P6"/>
      <text:p text:style-name="P4"><text:span text:style-name="T9">À meia noite ouviu-se um clamor</text:span></text:p>
      <text:p text:style-name="P4"><text:span text:style-name="T9">O Noivo veio ao encontro da noiva</text:span></text:p>
      <text:p text:style-name="P4"><text:span text:style-name="T9">Ele é mais brilhante que o sol</text:span></text:p>
      <text:p text:style-name="P4"><text:span text:style-name="T9">E Suas vestes são de linho puro</text:span></text:p>
      <text:p text:style-name="P4"><text:span text:style-name="T9">O tempo passou e a promessa continua</text:span></text:p>
      <text:p text:style-name="P2"><text:span text:style-name="T10">Ele vem, o Noivo vem 3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01T16:32:08.689803948</dc:date>
    <meta:editing-cycles>12</meta:editing-cycles>
    <meta:editing-duration>PT18M9S</meta:editing-duration>
    <meta:generator>LibreOffice/5.2.7.2$Linux_X86_64 LibreOffice_project/20m0$Build-2</meta:generator>
    <meta:print-date>2017-07-01T16:33:33.519844289</meta:print-date>
    <meta:document-statistic meta:table-count="0" meta:image-count="0" meta:object-count="0" meta:page-count="1" meta:paragraph-count="62" meta:word-count="390" meta:character-count="2014" meta:non-whitespace-character-count="1680"/>
  </office:meta>
</office:document-meta>
</file>